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3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0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0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4" office:value-type="string">
            <text:p>Função</text:p>
          </table:table-cell>
          <table:table-cell table:style-name="ce8" office:value-type="string">
            <office:annotation draw:style-name="gr1" draw:text-style-name="P1" svg:width="8.806cm" svg:height="2.201cm" svg:x="13.10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2" office:value-type="string">
            <text:p>Observações</text:p>
          </table:table-cell>
          <table:table-cell table:style-name="ce4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6" office:value-type="string">
            <text:p>Ler Banco de Dados</text:p>
            <text:p>[BD-LER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Atualizar Banco de Dados</text:p>
            <text:p>[BD-ATUALIZAR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Nova Grade Horária</text:p>
            <text:p>[GRADE-HOR-NOVA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Transformar em</text:p>
            <text:p>[GRADE-HOR-TRANSF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Gerar PDFs</text:p>
            <text:p>[PDF-GERAR-TODOS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Sobre</text:p>
            <text:p>[SOBRE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Sair</text:p>
            <text:p>[SAIR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Selecionar Turma</text:p>
            <text:p>[TURMA-SEL]</text:p>
          </table:table-cell>
          <table:table-cell table:style-name="ce9" office:value-type="string">
            <text:p>O</text:p>
          </table:table-cell>
          <table:table-cell table:style-name="ce13" office:value-type="string">
            <text:p>Para as estatísticas de uso, a turma selecionada será registrada no atributo “Complemento”.</text:p>
          </table:table-cell>
          <table:table-cell table:style-name="ce6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6" office:value-type="string">
            <text:p>Nova Aula</text:p>
            <text:p>[AULA-NOVA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Atualizar BD</text:p>
            <text:p>[BD-ATUALIZAR-PLAN-GRADE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Editar Turma</text:p>
            <text:p>[TURMA-EDIT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Editar Cor</text:p>
            <text:p>[COR-EDIT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Gerar PDF</text:p>
            <text:p>[PDF-GERAR-UNICO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Planilha Geral</text:p>
            <text:p>[PLAN-GERAL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Fechar</text:p>
            <text:p>[FECHAR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6" office:value-type="string">
            <text:p>Definir Aula</text:p>
            <text:p>[AULA-DEF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4">
          <table:covered-table-cell table:style-name="ce6"/>
          <table:table-cell table:style-name="ce6" office:value-type="string">
            <text:p>Propriedades da Aula</text:p>
            <text:p>[AULA-PROPR]</text:p>
          </table:table-cell>
          <table:table-cell table:style-name="ce9" office:value-type="string">
            <text:p>O</text:p>
          </table:table-cell>
          <table:table-cell table:style-name="ce13"/>
          <table:table-cell table:style-name="ce6"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3-27T19:13:13.90</dc:date>
    <meta:editing-duration>P1DT1H21M4S</meta:editing-duration>
    <meta:editing-cycles>5</meta:editing-cycles>
    <meta:generator>LibreOffice/4.0.3.3$Windows_x86 LibreOffice_project/0eaa50a932c8f2199a615e1eb30f7ac74279539</meta:generator>
    <meta:document-statistic meta:table-count="1" meta:cell-count="44" meta:object-count="0"/>
  </office:meta>
</office:document-meta>
</file>